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2.6862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2.502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3.212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7193in"/>
    </style:style>
    <style:style style:name="co9" style:family="table-column">
      <style:table-column-properties fo:break-before="auto" style:column-width="2.3516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2.9346in"/>
    </style:style>
    <style:style style:name="co14" style:family="table-column">
      <style:table-column-properties fo:break-before="auto" style:column-width="1.3772in"/>
    </style:style>
    <style:style style:name="co15" style:family="table-column">
      <style:table-column-properties fo:break-before="auto" style:column-width="0.5189in"/>
    </style:style>
    <style:style style:name="co16" style:family="table-column">
      <style:table-column-properties fo:break-before="auto" style:column-width="2.0083in"/>
    </style:style>
    <style:style style:name="co17" style:family="table-column">
      <style:table-column-properties fo:break-before="auto" style:column-width="1.7118in"/>
    </style:style>
    <style:style style:name="co18" style:family="table-column">
      <style:table-column-properties fo:break-before="auto" style:column-width="1.2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ackground-color="#000000" fo:wrap-option="no-wrap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73"/>
    <style:style style:name="ce5" style:family="table-cell" style:parent-style-name="Default" style:data-style-name="N73">
      <style:table-cell-properties fo:wrap-option="no-wrap"/>
    </style:style>
    <style:style style:name="ce6" style:family="table-cell" style:parent-style-name="Default" style:data-style-name="N73">
      <style:table-cell-properties fo:background-color="#000000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rly ye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637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ASTILES</text:p>
          </table:table-cell>
          <table:table-cell table:style-name="ce2" table:number-columns-repeated="16380"/>
        </table:table-row>
        <table:table-row table:style-name="ro1">
          <table:table-cell/>
          <table:table-cell office:value-type="string" calcext:value-type="string">
            <text:p>d468362e-d28b-4bd7-af8b-0d880321d0db</text:p>
          </table:table-cell>
          <table:table-cell office:value-type="float" office:value="22772" calcext:value-type="float">
            <text:p>22772</text:p>
          </table:table-cell>
          <table:table-cell office:value-type="string" calcext:value-type="string">
            <text:p>Roll of the Dice: Look Into My Window</text:p>
          </table:table-cell>
          <table:table-cell office:value-type="date" office:date-value="2020-11-09T13:00:00" calcext:value-type="date">
            <text:p>2020-11-09 13:00:00</text:p>
          </table:table-cell>
          <table:table-cell office:value-type="date" office:date-value="2020-11-09T12:24:43" calcext:value-type="date">
            <text:p>2020-11-09 12:24:4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e971ee1-b900-4ee3-81ba-503affa06d1e</text:p>
          </table:table-cell>
          <table:table-cell office:value-type="float" office:value="7288" calcext:value-type="float">
            <text:p>7288</text:p>
          </table:table-cell>
          <table:table-cell office:value-type="string" calcext:value-type="string">
            <text:p>Roll of the Dice: Mr. Jones</text:p>
          </table:table-cell>
          <table:table-cell office:value-type="date" office:date-value="2019-02-01T13:00:41" calcext:value-type="date">
            <text:p>2019-02-01 13:00:41</text:p>
          </table:table-cell>
          <table:table-cell office:value-type="date" office:date-value="2024-01-02T01:57:34" calcext:value-type="date">
            <text:p>2024-01-02 01:57: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7bf1a54-47e1-4c8f-a013-60113e10aab0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Roll of the Dice: That's What You Get</text:p>
          </table:table-cell>
          <table:table-cell office:value-type="date" office:date-value="2019-11-30T13:00:00" calcext:value-type="date">
            <text:p>2019-11-30 13:00:00</text:p>
          </table:table-cell>
          <table:table-cell office:value-type="date" office:date-value="2019-11-30T13:11:48" calcext:value-type="date">
            <text:p>2019-11-30 13:11:4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06a8fe1e-7d3f-41c0-a141-8e5a6d8fefea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Roll of the Dice: Baby I</text:p>
          </table:table-cell>
          <table:table-cell office:value-type="date" office:date-value="2018-12-20T07:37:26" calcext:value-type="date">
            <text:p>2018-12-20 07:37:26</text:p>
          </table:table-cell>
          <table:table-cell office:value-type="date" office:date-value="2020-10-24T03:59:59" calcext:value-type="date">
            <text:p>2020-10-24 03:59:59</text:p>
          </table:table-cell>
          <table:table-cell office:value-type="string" calcext:value-type="string">
            <text:p>Released on Chapter and Verse, can include here</text:p>
          </table:table-cell>
          <table:table-cell table:number-columns-repeated="1637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HILD</text:p>
          </table:table-cell>
          <table:table-cell table:style-name="ce3" table:number-columns-repeated="16380"/>
        </table:table-row>
        <table:table-row table:style-name="ro1">
          <table:table-cell/>
          <table:table-cell office:value-type="string" calcext:value-type="string">
            <text:p>7056db9a-62d8-4661-b2df-f92d3a6bc6f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Roll of the Dice: KT-88</text:p>
          </table:table-cell>
          <table:table-cell office:value-type="date" office:date-value="2018-03-12T12:00:00" calcext:value-type="date">
            <text:p>2018-03-12 12:00:00</text:p>
          </table:table-cell>
          <table:table-cell office:value-type="date" office:date-value="2024-01-01T22:41:37" calcext:value-type="date">
            <text:p>2024-01-01 22:41:3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0b3f016-c6f3-49fa-8f78-b1d307ca562a</text:p>
          </table:table-cell>
          <table:table-cell office:value-type="float" office:value="15953" calcext:value-type="float">
            <text:p>15953</text:p>
          </table:table-cell>
          <table:table-cell office:value-type="string" calcext:value-type="string">
            <text:p>Roll of the Dice: Sister Theresa</text:p>
          </table:table-cell>
          <table:table-cell office:value-type="date" office:date-value="2020-02-14T13:00:00" calcext:value-type="date">
            <text:p>2020-02-14 13:00:00</text:p>
          </table:table-cell>
          <table:table-cell office:value-type="date" office:date-value="2021-12-20T00:49:00" calcext:value-type="date">
            <text:p>2021-12-20 00:49:00</text:p>
          </table:table-cell>
          <table:table-cell table:number-columns-repeated="16378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STEEL MILL</text:p>
          </table:table-cell>
          <table:table-cell table:style-name="ce3" table:number-columns-repeated="16380"/>
        </table:table-row>
        <table:table-row table:style-name="ro1">
          <table:table-cell/>
          <table:table-cell office:value-type="string" calcext:value-type="string">
            <text:p>f72fbeeb-b1fa-4553-a682-03905dc27c60</text:p>
          </table:table-cell>
          <table:table-cell office:value-type="float" office:value="24435" calcext:value-type="float">
            <text:p>24435</text:p>
          </table:table-cell>
          <table:table-cell office:value-type="string" calcext:value-type="string">
            <text:p>Roll of the Dice: America Under Fire</text:p>
          </table:table-cell>
          <table:table-cell office:value-type="date" office:date-value="2021-01-07T13:00:00" calcext:value-type="date">
            <text:p>2021-01-07 13:00:00</text:p>
          </table:table-cell>
          <table:table-cell office:value-type="date" office:date-value="2021-01-07T14:30:55" calcext:value-type="date">
            <text:p>2021-01-07 14:30: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806417a-afa6-4845-9b26-9faee99d043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Roll of the Dice: Black Sun Rising</text:p>
          </table:table-cell>
          <table:table-cell office:value-type="date" office:date-value="2018-01-27T20:30:49" calcext:value-type="date">
            <text:p>2018-01-27 20:30:49</text:p>
          </table:table-cell>
          <table:table-cell office:value-type="date" office:date-value="2019-04-13T17:23:57" calcext:value-type="date">
            <text:p>2019-04-13 17:23:5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7c7b793b-9050-4701-9f8d-54cd369e44dd</text:p>
          </table:table-cell>
          <table:table-cell office:value-type="float" office:value="12476" calcext:value-type="float">
            <text:p>12476</text:p>
          </table:table-cell>
          <table:table-cell office:value-type="string" calcext:value-type="string">
            <text:p>Roll of the Dice: Changing Children</text:p>
          </table:table-cell>
          <table:table-cell office:value-type="date" office:date-value="2019-09-04T12:00:00" calcext:value-type="date">
            <text:p>2019-09-04 12:00:00</text:p>
          </table:table-cell>
          <table:table-cell office:value-type="date" office:date-value="2020-12-15T16:02:49" calcext:value-type="date">
            <text:p>2020-12-15 16:02:4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2d80f53-8966-421d-a550-378c8b111e39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Roll of the Dice: Garden State Parkway Blues</text:p>
          </table:table-cell>
          <table:table-cell office:value-type="date" office:date-value="2018-11-30T13:00:16" calcext:value-type="date">
            <text:p>2018-11-30 13:00:16</text:p>
          </table:table-cell>
          <table:table-cell office:value-type="date" office:date-value="2023-01-01T16:21:05" calcext:value-type="date">
            <text:p>2023-01-01 16:21:0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771961a-0601-4b6a-b93b-6192811fb837</text:p>
          </table:table-cell>
          <table:table-cell office:value-type="float" office:value="28158" calcext:value-type="float">
            <text:p>28158</text:p>
          </table:table-cell>
          <table:table-cell office:value-type="string" calcext:value-type="string">
            <text:p>Roll of the Dice: Girlfriend Blues</text:p>
          </table:table-cell>
          <table:table-cell office:value-type="date" office:date-value="2021-06-21T12:00:00" calcext:value-type="date">
            <text:p>2021-06-21 12:00:00</text:p>
          </table:table-cell>
          <table:table-cell office:value-type="date" office:date-value="2021-06-21T12:33:28" calcext:value-type="date">
            <text:p>2021-06-21 12:33:2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12a6f9-ecaa-4db3-b726-850eb9848035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Roll of the Dice: Goin' Back to Georgia</text:p>
          </table:table-cell>
          <table:table-cell office:value-type="date" office:date-value="2019-03-07T13:00:00" calcext:value-type="date">
            <text:p>2019-03-07 13:00:00</text:p>
          </table:table-cell>
          <table:table-cell office:value-type="date" office:date-value="2019-04-15T05:17:36" calcext:value-type="date">
            <text:p>2019-04-15 05:17:3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5489e3c-d916-4bcc-b2b1-411acf67c009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Roll of the Dice: Goin' Down Slow</text:p>
          </table:table-cell>
          <table:table-cell office:value-type="date" office:date-value="2019-04-20T12:00:00" calcext:value-type="date">
            <text:p>2019-04-20 12:00:00</text:p>
          </table:table-cell>
          <table:table-cell office:value-type="date" office:date-value="2024-01-02T02:20:59" calcext:value-type="date">
            <text:p>2024-01-02 02:20:5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da53163-09e5-48a3-aad7-4c889b3ebfcb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Roll of the Dice: Good Lovin' Woman</text:p>
          </table:table-cell>
          <table:table-cell office:value-type="date" office:date-value="2019-06-17T12:00:00" calcext:value-type="date">
            <text:p>2019-06-17 12:00:00</text:p>
          </table:table-cell>
          <table:table-cell office:value-type="date" office:date-value="2019-06-18T02:05:57" calcext:value-type="date">
            <text:p>2019-06-18 02:05:5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32e4f83-9604-4865-85bc-055a52b107d4</text:p>
          </table:table-cell>
          <table:table-cell office:value-type="float" office:value="26078" calcext:value-type="float">
            <text:p>26078</text:p>
          </table:table-cell>
          <table:table-cell office:value-type="string" calcext:value-type="string">
            <text:p>Roll of the Dice: I Am the Doctor</text:p>
          </table:table-cell>
          <table:table-cell office:value-type="date" office:date-value="2021-03-31T12:00:00" calcext:value-type="date">
            <text:p>2021-03-31 12:00:00</text:p>
          </table:table-cell>
          <table:table-cell office:value-type="date" office:date-value="2021-03-31T12:06:35" calcext:value-type="date">
            <text:p>2021-03-31 12:06:3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78882c3c-2b77-4934-8e64-871f8d2b5de9</text:p>
          </table:table-cell>
          <table:table-cell office:value-type="float" office:value="14215" calcext:value-type="float">
            <text:p>14215</text:p>
          </table:table-cell>
          <table:table-cell office:value-type="string" calcext:value-type="string">
            <text:p>Roll of the Dice: I Can't Take It No More</text:p>
          </table:table-cell>
          <table:table-cell office:value-type="date" office:date-value="2019-11-20T13:00:00" calcext:value-type="date">
            <text:p>2019-11-20 13:00:00</text:p>
          </table:table-cell>
          <table:table-cell office:value-type="date" office:date-value="2019-11-24T00:41:45" calcext:value-type="date">
            <text:p>2019-11-24 00:41:4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8e0437b-bbf8-4ac6-948c-4aebd756592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Roll of the Dice: I Gotta Be Free</text:p>
          </table:table-cell>
          <table:table-cell office:value-type="date" office:date-value="2019-07-20T12:00:00" calcext:value-type="date">
            <text:p>2019-07-20 12:00:00</text:p>
          </table:table-cell>
          <table:table-cell office:value-type="date" office:date-value="2019-07-20T19:58:48" calcext:value-type="date">
            <text:p>2019-07-20 19:58:4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fc2fa73-3faa-4084-95bf-7760c40ab435</text:p>
          </table:table-cell>
          <table:table-cell office:value-type="float" office:value="13617" calcext:value-type="float">
            <text:p>13617</text:p>
          </table:table-cell>
          <table:table-cell office:value-type="string" calcext:value-type="string">
            <text:p>Roll of the Dice: Jeannie, I Want to Thank You</text:p>
          </table:table-cell>
          <table:table-cell office:value-type="date" office:date-value="2019-11-22T11:35:00" calcext:value-type="date">
            <text:p>2019-11-22 11:35:00</text:p>
          </table:table-cell>
          <table:table-cell office:value-type="date" office:date-value="2019-11-22T12:54:29" calcext:value-type="date">
            <text:p>2019-11-22 12:54:2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a68c26f-994e-4958-9590-933ee2f3ecfa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Roll of the Dice: Lady Walking Down by the River</text:p>
          </table:table-cell>
          <table:table-cell office:value-type="date" office:date-value="2018-06-27T12:00:19" calcext:value-type="date">
            <text:p>2018-06-27 12:00:19</text:p>
          </table:table-cell>
          <table:table-cell office:value-type="date" office:date-value="2019-04-14T16:40:45" calcext:value-type="date">
            <text:p>2019-04-14 16:40:4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574455c-31f9-4dac-9ad4-850681c5cc9b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Roll of the Dice: Mary Louise Watson</text:p>
          </table:table-cell>
          <table:table-cell office:value-type="date" office:date-value="2018-09-27T12:00:03" calcext:value-type="date">
            <text:p>2018-09-27 12:00:03</text:p>
          </table:table-cell>
          <table:table-cell office:value-type="date" office:date-value="2019-04-14T22:25:52" calcext:value-type="date">
            <text:p>2019-04-14 22:25:5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da90365-4b29-40c5-aad7-b41c4cc67b52</text:p>
          </table:table-cell>
          <table:table-cell office:value-type="float" office:value="38923" calcext:value-type="float">
            <text:p>38923</text:p>
          </table:table-cell>
          <table:table-cell office:value-type="string" calcext:value-type="string">
            <text:p>Roll of the Dice: Oh Mama</text:p>
          </table:table-cell>
          <table:table-cell office:value-type="date" office:date-value="2022-10-28T12:30:00" calcext:value-type="date">
            <text:p>2022-10-28 12:30:00</text:p>
          </table:table-cell>
          <table:table-cell office:value-type="date" office:date-value="2024-01-04T00:15:44" calcext:value-type="date">
            <text:p>2024-01-04 00:15:4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37c168-42d4-488a-8775-29f27aae27f7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Roll of the Dice: Resurrection</text:p>
          </table:table-cell>
          <table:table-cell office:value-type="date" office:date-value="2019-06-26T12:00:00" calcext:value-type="date">
            <text:p>2019-06-26 12:00:00</text:p>
          </table:table-cell>
          <table:table-cell office:value-type="date" office:date-value="2019-06-26T12:09:06" calcext:value-type="date">
            <text:p>2019-06-26 12:09:0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b862853-fcb9-4175-abbe-41c73bc8f845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Roll of the Dice: Sherlock Goes Home</text:p>
          </table:table-cell>
          <table:table-cell office:value-type="date" office:date-value="2018-09-21T12:00:19" calcext:value-type="date">
            <text:p>2018-09-21 12:00:19</text:p>
          </table:table-cell>
          <table:table-cell office:value-type="date" office:date-value="2025-07-18T19:53:50" calcext:value-type="date">
            <text:p>2025-07-18 19:53:5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e5c4a2d-23dd-4ddb-a4ca-e54fe4cac334</text:p>
          </table:table-cell>
          <table:table-cell office:value-type="float" office:value="28156" calcext:value-type="float">
            <text:p>28156</text:p>
          </table:table-cell>
          <table:table-cell office:value-type="string" calcext:value-type="string">
            <text:p>Roll of the Dice: Sweet Melinda</text:p>
          </table:table-cell>
          <table:table-cell office:value-type="date" office:date-value="2021-08-03T12:00:00" calcext:value-type="date">
            <text:p>2021-08-03 12:00:00</text:p>
          </table:table-cell>
          <table:table-cell office:value-type="date" office:date-value="2021-08-03T02:48:07" calcext:value-type="date">
            <text:p>2021-08-03 02:48: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81c6006-e4ee-45d9-a7e1-b7666c3508b9</text:p>
          </table:table-cell>
          <table:table-cell office:value-type="float" office:value="30465" calcext:value-type="float">
            <text:p>30465</text:p>
          </table:table-cell>
          <table:table-cell office:value-type="string" calcext:value-type="string">
            <text:p>Roll of the Dice: Temporarily Out of Order</text:p>
          </table:table-cell>
          <table:table-cell office:value-type="date" office:date-value="2021-10-26T12:00:00" calcext:value-type="date">
            <text:p>2021-10-26 12:00:00</text:p>
          </table:table-cell>
          <table:table-cell office:value-type="date" office:date-value="2021-10-26T02:39:51" calcext:value-type="date">
            <text:p>2021-10-26 02:39:5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cb2fa63-f932-484a-ae5a-5cd88e3ffd7d</text:p>
          </table:table-cell>
          <table:table-cell office:value-type="float" office:value="29631" calcext:value-type="float">
            <text:p>29631</text:p>
          </table:table-cell>
          <table:table-cell office:value-type="string" calcext:value-type="string">
            <text:p>Roll of the Dice: The Train Song</text:p>
          </table:table-cell>
          <table:table-cell office:value-type="date" office:date-value="2021-10-06T12:00:00" calcext:value-type="date">
            <text:p>2021-10-06 12:00:00</text:p>
          </table:table-cell>
          <table:table-cell office:value-type="date" office:date-value="2021-10-06T12:40:18" calcext:value-type="date">
            <text:p>2021-10-06 12:40:1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aefb3aa-00d1-4325-ace8-57b5f2879472</text:p>
          </table:table-cell>
          <table:table-cell office:value-type="float" office:value="7886" calcext:value-type="float">
            <text:p>7886</text:p>
          </table:table-cell>
          <table:table-cell office:value-type="string" calcext:value-type="string">
            <text:p>Roll of the Dice: The War is Over</text:p>
          </table:table-cell>
          <table:table-cell office:value-type="date" office:date-value="2019-03-23T12:00:00" calcext:value-type="date">
            <text:p>2019-03-23 12:00:00</text:p>
          </table:table-cell>
          <table:table-cell office:value-type="date" office:date-value="2019-04-15T11:56:58" calcext:value-type="date">
            <text:p>2019-04-15 11:56:5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dfa6811-c971-4c1f-9910-f67b5ecd4956</text:p>
          </table:table-cell>
          <table:table-cell office:value-type="float" office:value="29315" calcext:value-type="float">
            <text:p>29315</text:p>
          </table:table-cell>
          <table:table-cell office:value-type="string" calcext:value-type="string">
            <text:p>Roll of the Dice: The Wind and the Rain</text:p>
          </table:table-cell>
          <table:table-cell office:value-type="date" office:date-value="2021-10-10T12:00:00" calcext:value-type="date">
            <text:p>2021-10-10 12:00:00</text:p>
          </table:table-cell>
          <table:table-cell office:value-type="date" office:date-value="2021-10-10T12:33:59" calcext:value-type="date">
            <text:p>2021-10-10 12:33:5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4667922-e991-488f-b954-4b1e8c74685d</text:p>
          </table:table-cell>
          <table:table-cell office:value-type="float" office:value="30866" calcext:value-type="float">
            <text:p>30866</text:p>
          </table:table-cell>
          <table:table-cell office:value-type="string" calcext:value-type="string">
            <text:p>Roll of the Dice: Twenty More Miles</text:p>
          </table:table-cell>
          <table:table-cell office:value-type="date" office:date-value="2021-12-03T13:00:00" calcext:value-type="date">
            <text:p>2021-12-03 13:00:00</text:p>
          </table:table-cell>
          <table:table-cell office:value-type="date" office:date-value="2024-01-03T05:29:28" calcext:value-type="date">
            <text:p>2024-01-03 05:29:2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6f316ca-ba3b-4802-960b-5056f53678d9</text:p>
          </table:table-cell>
          <table:table-cell office:value-type="float" office:value="25935" calcext:value-type="float">
            <text:p>25935</text:p>
          </table:table-cell>
          <table:table-cell office:value-type="string" calcext:value-type="string">
            <text:p>Roll of the Dice: We'll All Man the Guns</text:p>
          </table:table-cell>
          <table:table-cell office:value-type="date" office:date-value="2021-04-07T12:00:00" calcext:value-type="date">
            <text:p>2021-04-07 12:00:00</text:p>
          </table:table-cell>
          <table:table-cell office:value-type="date" office:date-value="2021-04-07T12:20:04" calcext:value-type="date">
            <text:p>2021-04-07 12:20:0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a344b07-bd35-42bd-9001-ecf8788edbbf</text:p>
          </table:table-cell>
          <table:table-cell office:value-type="float" office:value="6937" calcext:value-type="float">
            <text:p>6937</text:p>
          </table:table-cell>
          <table:table-cell office:value-type="string" calcext:value-type="string">
            <text:p>Roll of the Dice: We've Got to Do It Now</text:p>
          </table:table-cell>
          <table:table-cell office:value-type="date" office:date-value="2019-01-20T13:00:48" calcext:value-type="date">
            <text:p>2019-01-20 13:00:48</text:p>
          </table:table-cell>
          <table:table-cell office:value-type="date" office:date-value="2019-12-02T18:09:54" calcext:value-type="date">
            <text:p>2019-12-02 18:09:5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752ed73-4363-4ea4-93df-81b253a1061f</text:p>
          </table:table-cell>
          <table:table-cell office:value-type="float" office:value="19325" calcext:value-type="float">
            <text:p>19325</text:p>
          </table:table-cell>
          <table:table-cell office:value-type="string" calcext:value-type="string">
            <text:p>Roll of the Dice: Where Was Jesus in Ohio</text:p>
          </table:table-cell>
          <table:table-cell office:value-type="date" office:date-value="2020-07-06T12:00:00" calcext:value-type="date">
            <text:p>2020-07-06 12:00:00</text:p>
          </table:table-cell>
          <table:table-cell office:value-type="date" office:date-value="2020-07-06T12:11:11" calcext:value-type="date">
            <text:p>2020-07-06 12:11: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f0c376e-c317-4abb-afc4-03be464250fd</text:p>
          </table:table-cell>
          <table:table-cell office:value-type="float" office:value="33061" calcext:value-type="float">
            <text:p>33061</text:p>
          </table:table-cell>
          <table:table-cell office:value-type="string" calcext:value-type="string">
            <text:p>Roll of the Dice: Why'd You Do That</text:p>
          </table:table-cell>
          <table:table-cell office:value-type="date" office:date-value="2022-03-08T13:00:00" calcext:value-type="date">
            <text:p>2022-03-08 13:00:00</text:p>
          </table:table-cell>
          <table:table-cell office:value-type="date" office:date-value="2022-03-08T02:56:24" calcext:value-type="date">
            <text:p>2022-03-08 02:56:2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7dc2257-e911-4a35-b989-5bfaf83b53d9</text:p>
          </table:table-cell>
          <table:table-cell office:value-type="float" office:value="19185" calcext:value-type="float">
            <text:p>19185</text:p>
          </table:table-cell>
          <table:table-cell office:value-type="string" calcext:value-type="string">
            <text:p>Roll of the Dice: He's Guilty (The Judge Song)</text:p>
          </table:table-cell>
          <table:table-cell office:value-type="date" office:date-value="2020-07-10T12:00:00" calcext:value-type="date">
            <text:p>2020-07-10 12:00:00</text:p>
          </table:table-cell>
          <table:table-cell office:value-type="date" office:date-value="2020-07-10T12:08:33" calcext:value-type="date">
            <text:p>2020-07-10 12:08:33</text:p>
          </table:table-cell>
          <table:table-cell office:value-type="string" calcext:value-type="string">
            <text:p>Released on Chapter and Verse, can include her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47eb52b1-3467-4778-a565-793bc17e355b</text:p>
          </table:table-cell>
          <table:table-cell office:value-type="float" office:value="21638" calcext:value-type="float">
            <text:p>21638</text:p>
          </table:table-cell>
          <table:table-cell office:value-type="string" calcext:value-type="string">
            <text:p>Roll of the Dice: The Ballad of Jesse James</text:p>
          </table:table-cell>
          <table:table-cell office:value-type="date" office:date-value="2020-10-22T12:00:00" calcext:value-type="date">
            <text:p>2020-10-22 12:00:00</text:p>
          </table:table-cell>
          <table:table-cell office:value-type="date" office:date-value="2020-10-22T03:51:27" calcext:value-type="date">
            <text:p>2020-10-22 03:51:27</text:p>
          </table:table-cell>
          <table:table-cell office:value-type="string" calcext:value-type="string">
            <text:p>Released on Chapter and Verse, can include here</text:p>
          </table:table-cell>
          <table:table-cell table:number-columns-repeated="1637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R ZOOM</text:p>
          </table:table-cell>
          <table:table-cell table:style-name="ce3" table:number-columns-repeated="16380"/>
        </table:table-row>
        <table:table-row table:style-name="ro1">
          <table:table-cell/>
          <table:table-cell office:value-type="string" calcext:value-type="string">
            <text:p>f1e4df1f-6805-44f3-8c76-d248ed336e6c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Roll of the Dice: Jumbeliah</text:p>
          </table:table-cell>
          <table:table-cell office:value-type="date" office:date-value="2018-10-22T12:00:58" calcext:value-type="date">
            <text:p>2018-10-22 12:00:58</text:p>
          </table:table-cell>
          <table:table-cell office:value-type="date" office:date-value="2019-11-30T13:17:07" calcext:value-type="date">
            <text:p>2019-11-30 13:17: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7fbaa9a-2dc7-4861-a59e-80ae2ddaa179</text:p>
          </table:table-cell>
          <table:table-cell office:value-type="float" office:value="29802" calcext:value-type="float">
            <text:p>29802</text:p>
          </table:table-cell>
          <table:table-cell office:value-type="string" calcext:value-type="string">
            <text:p>Roll of the Dice: Lady of Boston</text:p>
          </table:table-cell>
          <table:table-cell office:value-type="date" office:date-value="2021-11-02T12:00:00" calcext:value-type="date">
            <text:p>2021-11-02 12:00:00</text:p>
          </table:table-cell>
          <table:table-cell office:value-type="date" office:date-value="2021-11-02T13:14:05" calcext:value-type="date">
            <text:p>2021-11-02 13:14:0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e1a151e-64eb-4240-9100-ad9c282119c8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Roll of the Dice: Southside Shuffle</text:p>
          </table:table-cell>
          <table:table-cell office:value-type="date" office:date-value="2020-08-25T12:00:00" calcext:value-type="date">
            <text:p>2020-08-25 12:00:00</text:p>
          </table:table-cell>
          <table:table-cell office:value-type="date" office:date-value="2020-08-25T01:57:33" calcext:value-type="date">
            <text:p>2020-08-25 01:57:33</text:p>
          </table:table-cell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RUCE SPRINGSTEEN BAND</text:p>
          </table:table-cell>
          <table:table-cell table:style-name="ce3" table:number-columns-repeated="16380"/>
        </table:table-row>
        <table:table-row table:style-name="ro1">
          <table:table-cell/>
          <table:table-cell office:value-type="string" calcext:value-type="string">
            <text:p>7310f82f-aa71-42c4-83a0-13d62ca01524</text:p>
          </table:table-cell>
          <table:table-cell office:value-type="float" office:value="26260" calcext:value-type="float">
            <text:p>26260</text:p>
          </table:table-cell>
          <table:table-cell office:value-type="string" calcext:value-type="string">
            <text:p>Roll of the Dice: All I Want to Do Is Dance</text:p>
          </table:table-cell>
          <table:table-cell office:value-type="date" office:date-value="2021-04-20T12:00:00" calcext:value-type="date">
            <text:p>2021-04-20 12:00:00</text:p>
          </table:table-cell>
          <table:table-cell office:value-type="date" office:date-value="2021-04-19T23:32:13" calcext:value-type="date">
            <text:p>2021-04-19 23:32:1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2a7c502-f428-44fa-83cd-3e199a0c410b</text:p>
          </table:table-cell>
          <table:table-cell office:value-type="float" office:value="35514" calcext:value-type="float">
            <text:p>35514</text:p>
          </table:table-cell>
          <table:table-cell office:value-type="string" calcext:value-type="string">
            <text:p>Roll of the Dice: Bless My Soul</text:p>
          </table:table-cell>
          <table:table-cell office:value-type="date" office:date-value="2022-06-11T12:00:00" calcext:value-type="date">
            <text:p>2022-06-11 12:00:00</text:p>
          </table:table-cell>
          <table:table-cell office:value-type="date" office:date-value="2024-01-03T23:40:01" calcext:value-type="date">
            <text:p>2024-01-03 23:40:0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561f90e-b44a-4cb2-9117-6fc184d422a1</text:p>
          </table:table-cell>
          <table:table-cell office:value-type="float" office:value="27718" calcext:value-type="float">
            <text:p>27718</text:p>
          </table:table-cell>
          <table:table-cell office:value-type="string" calcext:value-type="string">
            <text:p>Roll of the Dice: Cherokee Queen</text:p>
          </table:table-cell>
          <table:table-cell office:value-type="date" office:date-value="2022-02-12T13:00:00" calcext:value-type="date">
            <text:p>2022-02-12 13:00:00</text:p>
          </table:table-cell>
          <table:table-cell office:value-type="date" office:date-value="2022-02-12T02:04:53" calcext:value-type="date">
            <text:p>2022-02-12 02:04: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de920e0-75a8-4274-b7c8-90f10846d993</text:p>
          </table:table-cell>
          <table:table-cell office:value-type="float" office:value="19669" calcext:value-type="float">
            <text:p>19669</text:p>
          </table:table-cell>
          <table:table-cell office:value-type="string" calcext:value-type="string">
            <text:p>Roll of the Dice: Coming Home</text:p>
          </table:table-cell>
          <table:table-cell office:value-type="date" office:date-value="2020-07-18T12:00:00" calcext:value-type="date">
            <text:p>2020-07-18 12:00:00</text:p>
          </table:table-cell>
          <table:table-cell office:value-type="date" office:date-value="2020-12-25T15:20:50" calcext:value-type="date">
            <text:p>2020-12-25 15:20:5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91bd6ec-6597-4d3d-b334-b4845991ca7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Roll of the Dice: Dance, Dance, Dance</text:p>
          </table:table-cell>
          <table:table-cell office:value-type="date" office:date-value="2018-06-22T12:00:11" calcext:value-type="date">
            <text:p>2018-06-22 12:00:11</text:p>
          </table:table-cell>
          <table:table-cell office:value-type="date" office:date-value="2019-04-14T16:27:44" calcext:value-type="date">
            <text:p>2019-04-14 16:27:4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fc98628-1a5c-4af7-8aad-08eaa561aa6a</text:p>
          </table:table-cell>
          <table:table-cell office:value-type="float" office:value="28463" calcext:value-type="float">
            <text:p>28463</text:p>
          </table:table-cell>
          <table:table-cell office:value-type="string" calcext:value-type="string">
            <text:p>Roll of the Dice: Do It With a Feeling</text:p>
          </table:table-cell>
          <table:table-cell office:value-type="date" office:date-value="2021-08-28T12:00:00" calcext:value-type="date">
            <text:p>2021-08-28 12:00:00</text:p>
          </table:table-cell>
          <table:table-cell office:value-type="date" office:date-value="2021-08-28T13:29:37" calcext:value-type="date">
            <text:p>2021-08-28 13:29:3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2a34c33-4160-47c3-bad1-2f24701ab268</text:p>
          </table:table-cell>
          <table:table-cell office:value-type="float" office:value="25806" calcext:value-type="float">
            <text:p>25806</text:p>
          </table:table-cell>
          <table:table-cell office:value-type="string" calcext:value-type="string">
            <text:p>Roll of the Dice: Down to Mexico</text:p>
          </table:table-cell>
          <table:table-cell office:value-type="date" office:date-value="2021-03-10T13:00:00" calcext:value-type="date">
            <text:p>2021-03-10 13:00:00</text:p>
          </table:table-cell>
          <table:table-cell office:value-type="date" office:date-value="2021-03-10T14:36:27" calcext:value-type="date">
            <text:p>2021-03-10 14:36:2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f4111e4-0afd-4193-9870-e8de97aaa8fb</text:p>
          </table:table-cell>
          <table:table-cell office:value-type="float" office:value="30275" calcext:value-type="float">
            <text:p>30275</text:p>
          </table:table-cell>
          <table:table-cell office:value-type="string" calcext:value-type="string">
            <text:p>Roll of the Dice: Down to the Riverside</text:p>
          </table:table-cell>
          <table:table-cell office:value-type="date" office:date-value="2021-10-15T12:00:00" calcext:value-type="date">
            <text:p>2021-10-15 12:00:00</text:p>
          </table:table-cell>
          <table:table-cell office:value-type="date" office:date-value="2024-01-03T05:18:13" calcext:value-type="date">
            <text:p>2024-01-03 05:18:1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916cc61-fb4b-40e1-8ae1-ad9d062873f3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oll of the Dice: Funk Song</text:p>
          </table:table-cell>
          <table:table-cell office:value-type="date" office:date-value="2018-05-02T12:00:56" calcext:value-type="date">
            <text:p>2018-05-02 12:00:56</text:p>
          </table:table-cell>
          <table:table-cell office:value-type="date" office:date-value="2019-04-13T22:35:11" calcext:value-type="date">
            <text:p>2019-04-13 22:35: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4639b32-b379-425e-b9e7-e0e64228c837</text:p>
          </table:table-cell>
          <table:table-cell office:value-type="float" office:value="27895" calcext:value-type="float">
            <text:p>27895</text:p>
          </table:table-cell>
          <table:table-cell office:value-type="string" calcext:value-type="string">
            <text:p>Roll of the Dice: I Got to Have You, Baby</text:p>
          </table:table-cell>
          <table:table-cell office:value-type="date" office:date-value="2021-06-13T12:00:00" calcext:value-type="date">
            <text:p>2021-06-13 12:00:00</text:p>
          </table:table-cell>
          <table:table-cell office:value-type="date" office:date-value="2021-06-13T12:48:23" calcext:value-type="date">
            <text:p>2021-06-13 12:48:2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403e27d-e14a-4f3e-9d50-1a3710a5b2c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Roll of the Dice: I Just Can't Change</text:p>
          </table:table-cell>
          <table:table-cell office:value-type="date" office:date-value="2018-05-05T12:00:00" calcext:value-type="date">
            <text:p>2018-05-05 12:00:00</text:p>
          </table:table-cell>
          <table:table-cell office:value-type="date" office:date-value="2020-11-28T20:56:26" calcext:value-type="date">
            <text:p>2020-11-28 20:56: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a538e00-02de-485a-9560-6c30ea081781</text:p>
          </table:table-cell>
          <table:table-cell office:value-type="float" office:value="18395" calcext:value-type="float">
            <text:p>18395</text:p>
          </table:table-cell>
          <table:table-cell office:value-type="string" calcext:value-type="string">
            <text:p>Roll of the Dice: I'm in Love Again</text:p>
          </table:table-cell>
          <table:table-cell office:value-type="date" office:date-value="2020-05-23T12:00:00" calcext:value-type="date">
            <text:p>2020-05-23 12:00:00</text:p>
          </table:table-cell>
          <table:table-cell office:value-type="date" office:date-value="2020-12-23T16:02:20" calcext:value-type="date">
            <text:p>2020-12-23 16:02:2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7409cb8-c9bc-4421-bf98-37cf549aed86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Roll of the Dice: It's Time to Go Home</text:p>
          </table:table-cell>
          <table:table-cell office:value-type="date" office:date-value="2018-05-31T12:00:56" calcext:value-type="date">
            <text:p>2018-05-31 12:00:56</text:p>
          </table:table-cell>
          <table:table-cell office:value-type="date" office:date-value="2024-01-01T23:12:32" calcext:value-type="date">
            <text:p>2024-01-01 23:12:3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12d94b0-5cfd-4c3e-a604-ccb197151f12</text:p>
          </table:table-cell>
          <table:table-cell office:value-type="float" office:value="23376" calcext:value-type="float">
            <text:p>23376</text:p>
          </table:table-cell>
          <table:table-cell office:value-type="string" calcext:value-type="string">
            <text:p>Roll of the Dice: Last Night in Tulsa</text:p>
          </table:table-cell>
          <table:table-cell office:value-type="date" office:date-value="2020-12-10T13:00:00" calcext:value-type="date">
            <text:p>2020-12-10 13:00:00</text:p>
          </table:table-cell>
          <table:table-cell office:value-type="date" office:date-value="2021-12-21T14:42:42" calcext:value-type="date">
            <text:p>2021-12-21 14:42:4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4c1de6d-cb1e-4f32-9e55-0cb03757205a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Roll of the Dice: Like a Stranger</text:p>
          </table:table-cell>
          <table:table-cell office:value-type="date" office:date-value="2018-10-28T12:00:24" calcext:value-type="date">
            <text:p>2018-10-28 12:00:24</text:p>
          </table:table-cell>
          <table:table-cell office:value-type="date" office:date-value="2019-04-14T23:26:04" calcext:value-type="date">
            <text:p>2019-04-14 23:26:0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28b51a2-8645-4a5c-9d50-589f3e247339</text:p>
          </table:table-cell>
          <table:table-cell office:value-type="float" office:value="33511" calcext:value-type="float">
            <text:p>33511</text:p>
          </table:table-cell>
          <table:table-cell office:value-type="string" calcext:value-type="string">
            <text:p>Roll of the Dice: Living in Rock and Roll</text:p>
          </table:table-cell>
          <table:table-cell office:value-type="date" office:date-value="2022-03-27T12:00:00" calcext:value-type="date">
            <text:p>2022-03-27 12:00:00</text:p>
          </table:table-cell>
          <table:table-cell office:value-type="date" office:date-value="2022-03-27T06:13:59" calcext:value-type="date">
            <text:p>2022-03-27 06:13:5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932a465-0740-4a89-a9da-2c19b13ceaaa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Roll of the Dice: Look Towards the Land</text:p>
          </table:table-cell>
          <table:table-cell office:value-type="date" office:date-value="2018-12-10T13:00:48" calcext:value-type="date">
            <text:p>2018-12-10 13:00:48</text:p>
          </table:table-cell>
          <table:table-cell office:value-type="date" office:date-value="2021-12-15T03:23:29" calcext:value-type="date">
            <text:p>2021-12-15 03:23:2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6ff423-762b-4b98-a5a4-e518db6525e4</text:p>
          </table:table-cell>
          <table:table-cell office:value-type="float" office:value="20377" calcext:value-type="float">
            <text:p>20377</text:p>
          </table:table-cell>
          <table:table-cell office:value-type="string" calcext:value-type="string">
            <text:p>Roll of the Dice: Love Is a Crazy Thing</text:p>
          </table:table-cell>
          <table:table-cell office:value-type="date" office:date-value="2020-08-12T12:00:00" calcext:value-type="date">
            <text:p>2020-08-12 12:00:00</text:p>
          </table:table-cell>
          <table:table-cell office:value-type="date" office:date-value="2023-01-02T00:03:44" calcext:value-type="date">
            <text:p>2023-01-02 00:03:4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76421bb-e027-4dfd-9337-9af0d8b86208</text:p>
          </table:table-cell>
          <table:table-cell office:value-type="float" office:value="27152" calcext:value-type="float">
            <text:p>27152</text:p>
          </table:table-cell>
          <table:table-cell office:value-type="string" calcext:value-type="string">
            <text:p>Roll of the Dice: Magic Kind of Loving</text:p>
          </table:table-cell>
          <table:table-cell office:value-type="date" office:date-value="2021-05-10T12:00:00" calcext:value-type="date">
            <text:p>2021-05-10 12:00:00</text:p>
          </table:table-cell>
          <table:table-cell office:value-type="date" office:date-value="2021-05-10T12:29:15" calcext:value-type="date">
            <text:p>2021-05-10 12:29:1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ff48fa-7d92-48ed-91b1-c28ed322c05c</text:p>
          </table:table-cell>
          <table:table-cell office:value-type="float" office:value="29684" calcext:value-type="float">
            <text:p>29684</text:p>
          </table:table-cell>
          <table:table-cell office:value-type="string" calcext:value-type="string">
            <text:p>Roll of the Dice: Make Up Your Mind</text:p>
          </table:table-cell>
          <table:table-cell office:value-type="date" office:date-value="2021-09-21T12:00:00" calcext:value-type="date">
            <text:p>2021-09-21 12:00:00</text:p>
          </table:table-cell>
          <table:table-cell office:value-type="date" office:date-value="2021-09-21T12:12:39" calcext:value-type="date">
            <text:p>2021-09-21 12:12:3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19bb0c1-ea4b-4368-a2f2-8a4259656ecb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Roll of the Dice: Mistress Annie/Sweet Miss Sally</text:p>
          </table:table-cell>
          <table:table-cell office:value-type="date" office:date-value="2018-12-22T09:55:34" calcext:value-type="date">
            <text:p>2018-12-22 09:55:34</text:p>
          </table:table-cell>
          <table:table-cell office:value-type="date" office:date-value="2024-01-02T00:20:11" calcext:value-type="date">
            <text:p>2024-01-02 00:20: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afda7d6-a77a-4787-a487-e94ee078f1bc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Roll of the Dice: Natural Magic</text:p>
          </table:table-cell>
          <table:table-cell office:value-type="date" office:date-value="2020-05-19T12:00:00" calcext:value-type="date">
            <text:p>2020-05-19 12:00:00</text:p>
          </table:table-cell>
          <table:table-cell office:value-type="date" office:date-value="2020-12-23T16:06:52" calcext:value-type="date">
            <text:p>2020-12-23 16:06:5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9109fa1-5078-4fc6-acd7-fa9e1686ff99</text:p>
          </table:table-cell>
          <table:table-cell office:value-type="float" office:value="15117" calcext:value-type="float">
            <text:p>15117</text:p>
          </table:table-cell>
          <table:table-cell office:value-type="string" calcext:value-type="string">
            <text:p>Roll of the Dice: She's a Woman</text:p>
          </table:table-cell>
          <table:table-cell office:value-type="date" office:date-value="2020-01-24T13:00:00" calcext:value-type="date">
            <text:p>2020-01-24 13:00:00</text:p>
          </table:table-cell>
          <table:table-cell office:value-type="date" office:date-value="2023-01-01T21:06:16" calcext:value-type="date">
            <text:p>2023-01-01 21:06:1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77de7bc-4007-4c44-b32b-835785f02600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<text:span text:style-name="T1">Roll of the Dice: </text:span>She's Leaving</text:p>
          </table:table-cell>
          <table:table-cell office:value-type="date" office:date-value="2011-01-26T13:00:42" calcext:value-type="date">
            <text:p>2011-01-26 13:00:42</text:p>
          </table:table-cell>
          <table:table-cell office:value-type="date" office:date-value="2025-11-16T00:04:31" calcext:value-type="date">
            <text:p>2025-11-16 00:04:3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8751f457-d6f5-4916-8e79-48d31b9cb8ac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Roll of the Dice: Sometimes at Night</text:p>
          </table:table-cell>
          <table:table-cell office:value-type="date" office:date-value="2019-05-22T12:00:00" calcext:value-type="date">
            <text:p>2019-05-22 12:00:00</text:p>
          </table:table-cell>
          <table:table-cell office:value-type="date" office:date-value="2019-12-06T05:45:32" calcext:value-type="date">
            <text:p>2019-12-06 05:45:3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93f4e6-ac92-491e-a629-9dfe5bb94baf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Roll of the Dice: Sure Can Feel the Pain</text:p>
          </table:table-cell>
          <table:table-cell office:value-type="date" office:date-value="2018-07-15T12:00:22" calcext:value-type="date">
            <text:p>2018-07-15 12:00:22</text:p>
          </table:table-cell>
          <table:table-cell office:value-type="date" office:date-value="2019-04-14T17:30:46" calcext:value-type="date">
            <text:p>2019-04-14 17:30:4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7ab9c85-2ed6-47f6-953d-cc4ebd4f3946</text:p>
          </table:table-cell>
          <table:table-cell office:value-type="float" office:value="52380" calcext:value-type="float">
            <text:p>52380</text:p>
          </table:table-cell>
          <table:table-cell office:value-type="string" calcext:value-type="string">
            <text:p>Roll of the Dice: Talking About My Baby</text:p>
          </table:table-cell>
          <table:table-cell office:value-type="date" office:date-value="2024-07-02T16:00:00" calcext:value-type="date">
            <text:p>2024-07-02 16:00:00</text:p>
          </table:table-cell>
          <table:table-cell office:value-type="date" office:date-value="2024-07-02T15:17:42" calcext:value-type="date">
            <text:p>2024-07-02 15:17:4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4c46266-9bb3-4bed-a784-398b7fa266dd</text:p>
          </table:table-cell>
          <table:table-cell office:value-type="float" office:value="23949" calcext:value-type="float">
            <text:p>23949</text:p>
          </table:table-cell>
          <table:table-cell office:value-type="string" calcext:value-type="string">
            <text:p>Roll of the Dice: The Band's Just Boppin' the Blues</text:p>
          </table:table-cell>
          <table:table-cell office:value-type="date" office:date-value="2021-01-19T13:00:00" calcext:value-type="date">
            <text:p>2021-01-19 13:00:00</text:p>
          </table:table-cell>
          <table:table-cell office:value-type="date" office:date-value="2021-01-19T04:43:12" calcext:value-type="date">
            <text:p>2021-01-19 04:43:1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bac5aba-71a9-40d4-a0e7-341281c6bfdb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Roll of the Dice: When You Dance</text:p>
          </table:table-cell>
          <table:table-cell office:value-type="date" office:date-value="2018-08-12T12:00:29" calcext:value-type="date">
            <text:p>2018-08-12 12:00:29</text:p>
          </table:table-cell>
          <table:table-cell office:value-type="date" office:date-value="2024-01-01T23:36:28" calcext:value-type="date">
            <text:p>2024-01-01 23:36:2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a5aa3dc-4596-4d09-a0fc-7e3e7e012e1a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Roll of the Dice: Why's It So Hard</text:p>
          </table:table-cell>
          <table:table-cell office:value-type="date" office:date-value="2019-02-11T13:00:33" calcext:value-type="date">
            <text:p>2019-02-11 13:00:33</text:p>
          </table:table-cell>
          <table:table-cell office:value-type="date" office:date-value="2020-07-09T15:47:25" calcext:value-type="date">
            <text:p>2020-07-09 15:47: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f9ea168-528d-453b-8de4-4a6401839cba</text:p>
          </table:table-cell>
          <table:table-cell office:value-type="float" office:value="22587" calcext:value-type="float">
            <text:p>22587</text:p>
          </table:table-cell>
          <table:table-cell office:value-type="string" calcext:value-type="string">
            <text:p>Roll of the Dice: You Don't Leave Me No Choice</text:p>
          </table:table-cell>
          <table:table-cell office:value-type="date" office:date-value="2020-11-07T13:00:00" calcext:value-type="date">
            <text:p>2020-11-07 13:00:00</text:p>
          </table:table-cell>
          <table:table-cell office:value-type="date" office:date-value="2020-11-07T14:13:41" calcext:value-type="date">
            <text:p>2020-11-07 14:13:4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f304f4b-3384-4269-a457-1ca1c0ac84fa</text:p>
          </table:table-cell>
          <table:table-cell office:value-type="float" office:value="15485" calcext:value-type="float">
            <text:p>15485</text:p>
          </table:table-cell>
          <table:table-cell office:value-type="string" calcext:value-type="string">
            <text:p>Roll of the Dice: You Mean So Much to Me</text:p>
          </table:table-cell>
          <table:table-cell office:value-type="date" office:date-value="2020-01-13T13:00:00" calcext:value-type="date">
            <text:p>2020-01-13 13:00:00</text:p>
          </table:table-cell>
          <table:table-cell office:value-type="date" office:date-value="2024-01-02T19:23:41" calcext:value-type="date">
            <text:p>2024-01-02 19:23:41</text:p>
          </table:table-cell>
          <table:table-cell table:number-columns-repeated="16378"/>
        </table:table-row>
      </table:table>
      <table:table table:name="greetings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Updated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dea69b2-3a0b-4bee-9551-6f4cb3aa8618</text:p>
          </table:table-cell>
          <table:table-cell office:value-type="float" office:value="40499" calcext:value-type="float">
            <text:p>40499</text:p>
          </table:table-cell>
          <table:table-cell office:value-type="string" calcext:value-type="string">
            <text:p>Greetings From Asbury Park, N.J.</text:p>
          </table:table-cell>
          <table:table-cell table:style-name="ce5" office:value-type="date" office:date-value="2011-01-01T20:00:00" calcext:value-type="date">
            <text:p>2011-01-01 20:00:00</text:p>
          </table:table-cell>
          <table:table-cell table:style-name="ce5" office:value-type="date" office:date-value="2025-11-21T20:52:26" calcext:value-type="date">
            <text:p>2025-11-21 20:52:2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4d323e-2a1b-4b56-8847-441772df7b69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Blinded by the Light</text:p>
          </table:table-cell>
          <table:table-cell table:style-name="ce5" office:value-type="date" office:date-value="2011-01-02T08:30:00" calcext:value-type="date">
            <text:p>2011-01-02 08:30:00</text:p>
          </table:table-cell>
          <table:table-cell table:style-name="ce5" office:value-type="date" office:date-value="2025-11-15T23:34:45" calcext:value-type="date">
            <text:p>2025-11-15 23:34:45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fed125-1759-43ce-bcb3-c64377ad15cc</text:p>
          </table:table-cell>
          <table:table-cell office:value-type="float" office:value="38034" calcext:value-type="float">
            <text:p>38034</text:p>
          </table:table-cell>
          <table:table-cell office:value-type="string" calcext:value-type="string">
            <text:p>Growin' Up</text:p>
          </table:table-cell>
          <table:table-cell table:style-name="ce5" office:value-type="date" office:date-value="2011-01-03T09:00:00" calcext:value-type="date">
            <text:p>2011-01-03 09:00:00</text:p>
          </table:table-cell>
          <table:table-cell table:style-name="ce5" office:value-type="date" office:date-value="2025-11-15T23:34:08" calcext:value-type="date">
            <text:p>2025-11-15 23:34:08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5b235df-b960-484a-8884-6b756ac4d512</text:p>
          </table:table-cell>
          <table:table-cell office:value-type="float" office:value="26519" calcext:value-type="float">
            <text:p>26519</text:p>
          </table:table-cell>
          <table:table-cell office:value-type="string" calcext:value-type="string">
            <text:p>Mary Queen of Arkansas</text:p>
          </table:table-cell>
          <table:table-cell table:style-name="ce5" office:value-type="date" office:date-value="2011-01-03T13:00:00" calcext:value-type="date">
            <text:p>2011-01-03 13:00:00</text:p>
          </table:table-cell>
          <table:table-cell table:style-name="ce5" office:value-type="date" office:date-value="2025-11-15T23:36:43" calcext:value-type="date">
            <text:p>2025-11-15 23:36:43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d1a107-552d-4b61-a151-5dd646362988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Does This Bus Stop at 82nd Street?</text:p>
          </table:table-cell>
          <table:table-cell table:style-name="ce5" office:value-type="date" office:date-value="2011-01-04T13:00:00" calcext:value-type="date">
            <text:p>2011-01-04 13:00:00</text:p>
          </table:table-cell>
          <table:table-cell table:style-name="ce5" office:value-type="date" office:date-value="2025-11-15T23:36:03" calcext:value-type="date">
            <text:p>2025-11-15 23:36:0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ce2a3dd-c5c3-47c4-ae34-84da621b2df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Lost in the Flood</text:p>
          </table:table-cell>
          <table:table-cell table:style-name="ce5" office:value-type="date" office:date-value="2011-01-05T13:00:27" calcext:value-type="date">
            <text:p>2011-01-05 13:00:27</text:p>
          </table:table-cell>
          <table:table-cell table:style-name="ce5" office:value-type="date" office:date-value="2025-11-15T23:38:08" calcext:value-type="date">
            <text:p>2025-11-15 23:38:08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f7a43e8-47ce-4fb1-85bf-fa82c24a957a</text:p>
          </table:table-cell>
          <table:table-cell office:value-type="float" office:value="21388" calcext:value-type="float">
            <text:p>21388</text:p>
          </table:table-cell>
          <table:table-cell office:value-type="string" calcext:value-type="string">
            <text:p>The Angel</text:p>
          </table:table-cell>
          <table:table-cell table:style-name="ce5" office:value-type="date" office:date-value="2011-01-06T13:00:00" calcext:value-type="date">
            <text:p>2011-01-06 13:00:00</text:p>
          </table:table-cell>
          <table:table-cell table:style-name="ce5" office:value-type="date" office:date-value="2025-11-22T22:38:18" calcext:value-type="date">
            <text:p>2025-11-22 22:38:18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0e15b3-eb1b-4887-8202-1f1cf4e143ab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For You</text:p>
          </table:table-cell>
          <table:table-cell table:style-name="ce5" office:value-type="date" office:date-value="2011-01-07T13:00:00" calcext:value-type="date">
            <text:p>2011-01-07 13:00:00</text:p>
          </table:table-cell>
          <table:table-cell table:style-name="ce5" office:value-type="date" office:date-value="2025-11-15T23:47:11" calcext:value-type="date">
            <text:p>2025-11-15 23:47:11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5cd220-b2ef-4b27-8576-3f0e34dc21f7</text:p>
          </table:table-cell>
          <table:table-cell office:value-type="float" office:value="16175" calcext:value-type="float">
            <text:p>16175</text:p>
          </table:table-cell>
          <table:table-cell office:value-type="string" calcext:value-type="string">
            <text:p>Spirit in the Night</text:p>
          </table:table-cell>
          <table:table-cell table:style-name="ce5" office:value-type="date" office:date-value="2011-01-08T13:00:00" calcext:value-type="date">
            <text:p>2011-01-08 13:00:00</text:p>
          </table:table-cell>
          <table:table-cell table:style-name="ce5" office:value-type="date" office:date-value="2025-11-15T23:47:53" calcext:value-type="date">
            <text:p>2025-11-15 23:47:53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a35f2e5-c131-46f2-9a53-3cad1663b8d4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It's Hard to Be a Saint in the City</text:p>
          </table:table-cell>
          <table:table-cell table:style-name="ce5" office:value-type="date" office:date-value="2011-01-09T13:00:36" calcext:value-type="date">
            <text:p>2011-01-09 13:00:36</text:p>
          </table:table-cell>
          <table:table-cell table:style-name="ce5" office:value-type="date" office:date-value="2025-11-15T23:48:27" calcext:value-type="date">
            <text:p>2025-11-15 23:48:27</text:p>
          </table:table-cell>
          <table:table-cell table:number-columns-repeated="1637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UTTAKES</text:p>
          </table:table-cell>
          <table:table-cell table:style-name="ce6" table:number-columns-repeated="2"/>
          <table:table-cell table:style-name="ce2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68342a-bcc7-4e50-ac62-368751319180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Street Queen</text:p>
          </table:table-cell>
          <table:table-cell table:style-name="ce5" office:value-type="date" office:date-value="2011-01-28T13:00:00" calcext:value-type="date">
            <text:p>2011-01-28 13:00:00</text:p>
          </table:table-cell>
          <table:table-cell table:style-name="ce5" office:value-type="date" office:date-value="2025-11-16T00:05:36" calcext:value-type="date">
            <text:p>2025-11-16 00:05:36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0fd5e32-a3af-45b6-b330-da3836804b02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Arabian Nights</text:p>
          </table:table-cell>
          <table:table-cell table:style-name="ce5" office:value-type="date" office:date-value="2011-01-11T13:00:00" calcext:value-type="date">
            <text:p>2011-01-11 13:00:00</text:p>
          </table:table-cell>
          <table:table-cell table:style-name="ce5" office:value-type="date" office:date-value="2025-11-15T23:49:30" calcext:value-type="date">
            <text:p>2025-11-15 23:49:30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6220395-bccd-411d-ab0a-58735197ff0e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Two Hearts in True Waltz Time</text:p>
          </table:table-cell>
          <table:table-cell table:style-name="ce5" office:value-type="date" office:date-value="2011-01-31T13:00:00" calcext:value-type="date">
            <text:p>2011-01-31 13:00:00</text:p>
          </table:table-cell>
          <table:table-cell table:style-name="ce5" office:value-type="date" office:date-value="2025-11-16T00:10:27" calcext:value-type="date">
            <text:p>2025-11-16 00:10:27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8c99409-0995-4ce8-bb73-169678d62216</text:p>
          </table:table-cell>
          <table:table-cell office:value-type="float" office:value="13193" calcext:value-type="float">
            <text:p>13193</text:p>
          </table:table-cell>
          <table:table-cell office:value-type="string" calcext:value-type="string">
            <text:p>Baby Doll</text:p>
          </table:table-cell>
          <table:table-cell table:style-name="ce5" office:value-type="date" office:date-value="2011-01-12T13:00:00" calcext:value-type="date">
            <text:p>2011-01-12 13:00:00</text:p>
          </table:table-cell>
          <table:table-cell table:style-name="ce5" office:value-type="date" office:date-value="2025-10-31T02:21:03" calcext:value-type="date">
            <text:p>2025-10-31 02:21:03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33217b9-fd0f-4022-90e5-953ab8f1416b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War Nurse</text:p>
          </table:table-cell>
          <table:table-cell table:style-name="ce5" office:value-type="date" office:date-value="2011-02-01T13:00:00" calcext:value-type="date">
            <text:p>2011-02-01 13:00:00</text:p>
          </table:table-cell>
          <table:table-cell table:style-name="ce5" office:value-type="date" office:date-value="2025-11-16T00:10:58" calcext:value-type="date">
            <text:p>2025-11-16 00:10:58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5944c72-c156-43f5-a73f-ffe0da06d4d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lywood Kids</text:p>
          </table:table-cell>
          <table:table-cell table:style-name="ce5" office:value-type="date" office:date-value="2011-01-19T00:00:40" calcext:value-type="date">
            <text:p>2011-01-19 00:00:40</text:p>
          </table:table-cell>
          <table:table-cell table:style-name="ce5" office:value-type="date" office:date-value="2025-11-15T23:57:57" calcext:value-type="date">
            <text:p>2025-11-15 23:57:57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0e48273-a5d4-4b1f-baed-d54008ec27c8</text:p>
          </table:table-cell>
          <table:table-cell office:value-type="float" office:value="23579" calcext:value-type="float">
            <text:p>23579</text:p>
          </table:table-cell>
          <table:table-cell office:value-type="string" calcext:value-type="string">
            <text:p>Randolph Street</text:p>
          </table:table-cell>
          <table:table-cell table:style-name="ce5" office:value-type="date" office:date-value="2011-01-25T13:00:00" calcext:value-type="date">
            <text:p>2011-01-25 13:00:00</text:p>
          </table:table-cell>
          <table:table-cell table:style-name="ce5" office:value-type="date" office:date-value="2025-11-16T00:03:59" calcext:value-type="date">
            <text:p>2025-11-16 00:03:59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fb42da-d141-42d0-88a0-57d475bf2784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The Song</text:p>
          </table:table-cell>
          <table:table-cell table:style-name="ce5" office:value-type="date" office:date-value="2011-01-30T13:00:37" calcext:value-type="date">
            <text:p>2011-01-30 13:00:37</text:p>
          </table:table-cell>
          <table:table-cell table:style-name="ce5" office:value-type="date" office:date-value="2025-11-16T00:06:13" calcext:value-type="date">
            <text:p>2025-11-16 00:06:13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8bfc1a4-8ec8-4f99-a1f8-0f92e6176cc9</text:p>
          </table:table-cell>
          <table:table-cell office:value-type="float" office:value="29030" calcext:value-type="float">
            <text:p>29030</text:p>
          </table:table-cell>
          <table:table-cell office:value-type="string" calcext:value-type="string">
            <text:p>Cowboys of the Sea</text:p>
          </table:table-cell>
          <table:table-cell table:style-name="ce5" office:value-type="date" office:date-value="2011-01-15T13:00:00" calcext:value-type="date">
            <text:p>2011-01-15 13:00:00</text:p>
          </table:table-cell>
          <table:table-cell table:style-name="ce5" office:value-type="date" office:date-value="2025-11-15T23:54:27" calcext:value-type="date">
            <text:p>2025-11-15 23:54:27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e95068e-0d6c-4c6c-8ab7-42874b8176bc</text:p>
          </table:table-cell>
          <table:table-cell office:value-type="float" office:value="29185" calcext:value-type="float">
            <text:p>29185</text:p>
          </table:table-cell>
          <table:table-cell office:value-type="string" calcext:value-type="string">
            <text:p>Southern Sun</text:p>
          </table:table-cell>
          <table:table-cell table:style-name="ce5" office:value-type="date" office:date-value="2011-01-27T13:00:00" calcext:value-type="date">
            <text:p>2011-01-27 13:00:00</text:p>
          </table:table-cell>
          <table:table-cell table:style-name="ce5" office:value-type="date" office:date-value="2025-11-16T00:05:06" calcext:value-type="date">
            <text:p>2025-11-16 00:05:06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70c3c9c-45b0-45ef-b3ff-494da94356ac</text:p>
          </table:table-cell>
          <table:table-cell office:value-type="float" office:value="30736" calcext:value-type="float">
            <text:p>30736</text:p>
          </table:table-cell>
          <table:table-cell office:value-type="string" calcext:value-type="string">
            <text:p>Marie</text:p>
          </table:table-cell>
          <table:table-cell table:style-name="ce5" office:value-type="date" office:date-value="2011-01-22T13:00:00" calcext:value-type="date">
            <text:p>2011-01-22 13:00:00</text:p>
          </table:table-cell>
          <table:table-cell table:style-name="ce5" office:value-type="date" office:date-value="2025-11-15T23:59:43" calcext:value-type="date">
            <text:p>2025-11-15 23:59:43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72b0f3a-9c4b-451e-bc01-763ca5bd6fac</text:p>
          </table:table-cell>
          <table:table-cell office:value-type="float" office:value="31751" calcext:value-type="float">
            <text:p>31751</text:p>
          </table:table-cell>
          <table:table-cell office:value-type="string" calcext:value-type="string">
            <text:p>Border Guard</text:p>
          </table:table-cell>
          <table:table-cell table:style-name="ce5" office:value-type="date" office:date-value="2011-01-13T13:00:00" calcext:value-type="date">
            <text:p>2011-01-13 13:00:00</text:p>
          </table:table-cell>
          <table:table-cell table:style-name="ce5" office:value-type="date" office:date-value="2025-11-15T23:53:19" calcext:value-type="date">
            <text:p>2025-11-15 23:53:19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418d372-4a29-43f5-9ee6-d54ce6458b31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Jazz Musician</text:p>
          </table:table-cell>
          <table:table-cell table:style-name="ce5" office:value-type="date" office:date-value="2011-01-19T13:00:00" calcext:value-type="date">
            <text:p>2011-01-19 13:00:00</text:p>
          </table:table-cell>
          <table:table-cell table:style-name="ce5" office:value-type="date" office:date-value="2025-11-15T23:58:37" calcext:value-type="date">
            <text:p>2025-11-15 23:58:37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40f8542-2796-4b56-993c-94f33b982d60</text:p>
          </table:table-cell>
          <table:table-cell office:value-type="float" office:value="33406" calcext:value-type="float">
            <text:p>33406</text:p>
          </table:table-cell>
          <table:table-cell office:value-type="string" calcext:value-type="string">
            <text:p>Henry Boy</text:p>
          </table:table-cell>
          <table:table-cell table:style-name="ce5" office:value-type="date" office:date-value="2011-01-17T13:00:00" calcext:value-type="date">
            <text:p>2011-01-17 13:00:00</text:p>
          </table:table-cell>
          <table:table-cell table:style-name="ce5" office:value-type="date" office:date-value="2025-11-15T23:56:37" calcext:value-type="date">
            <text:p>2025-11-15 23:56:37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d2a0f90-5df5-4bc7-bc72-bc9eaae9fd58</text:p>
          </table:table-cell>
          <table:table-cell office:value-type="float" office:value="35373" calcext:value-type="float">
            <text:p>35373</text:p>
          </table:table-cell>
          <table:table-cell office:value-type="string" calcext:value-type="string">
            <text:p>Camilla Horn</text:p>
          </table:table-cell>
          <table:table-cell table:style-name="ce5" office:value-type="date" office:date-value="2011-01-14T13:00:00" calcext:value-type="date">
            <text:p>2011-01-14 13:00:00</text:p>
          </table:table-cell>
          <table:table-cell table:style-name="ce5" office:value-type="date" office:date-value="2025-11-15T23:53:49" calcext:value-type="date">
            <text:p>2025-11-15 23:53:49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4040907-738c-40b2-97b3-f4d479b51319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Jesse</text:p>
          </table:table-cell>
          <table:table-cell table:style-name="ce5" office:value-type="date" office:date-value="2011-01-20T13:00:07" calcext:value-type="date">
            <text:p>2011-01-20 13:00:07</text:p>
          </table:table-cell>
          <table:table-cell table:style-name="ce5" office:value-type="date" office:date-value="2025-11-15T23:59:15" calcext:value-type="date">
            <text:p>2025-11-15 23:59:15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bb0d13e-acf2-4293-8114-183ef6c15cfe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No Need</text:p>
          </table:table-cell>
          <table:table-cell table:style-name="ce5" office:value-type="date" office:date-value="2011-01-23T13:00:32" calcext:value-type="date">
            <text:p>2011-01-23 13:00:32</text:p>
          </table:table-cell>
          <table:table-cell table:style-name="ce5" office:value-type="date" office:date-value="2025-11-16T00:00:12" calcext:value-type="date">
            <text:p>2025-11-16 00:00:12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97c0083-d384-48bd-9693-db996e90d9fa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Eloise</text:p>
          </table:table-cell>
          <table:table-cell table:style-name="ce5" office:value-type="date" office:date-value="2011-01-16T13:00:37" calcext:value-type="date">
            <text:p>2011-01-16 13:00:37</text:p>
          </table:table-cell>
          <table:table-cell table:style-name="ce5" office:value-type="date" office:date-value="2025-11-15T23:55:09" calcext:value-type="date">
            <text:p>2025-11-15 23:55:09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c4ba71f-6a8f-44c0-8165-960b79a3381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Visitation at Fort Horn</text:p>
          </table:table-cell>
          <table:table-cell table:style-name="ce5" office:value-type="date" office:date-value="2011-01-31T23:00:25" calcext:value-type="date">
            <text:p>2011-01-31 23:00:25</text:p>
          </table:table-cell>
          <table:table-cell table:style-name="ce5" office:value-type="date" office:date-value="2025-11-17T20:35:51" calcext:value-type="date">
            <text:p>2025-11-17 20:35:51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77de7bc-4007-4c44-b32b-835785f02600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She's Leaving</text:p>
          </table:table-cell>
          <table:table-cell table:style-name="ce5" office:value-type="date" office:date-value="2011-01-26T13:00:42" calcext:value-type="date">
            <text:p>2011-01-26 13:00:42</text:p>
          </table:table-cell>
          <table:table-cell table:style-name="ce5" office:value-type="date" office:date-value="2025-11-16T00:04:31" calcext:value-type="date">
            <text:p>2025-11-16 00:04:31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a940deb-b811-490c-abe1-49095686c531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Prodigal Son</text:p>
          </table:table-cell>
          <table:table-cell table:style-name="ce5" office:value-type="date" office:date-value="2011-01-24T13:00:00" calcext:value-type="date">
            <text:p>2011-01-24 13:00:00</text:p>
          </table:table-cell>
          <table:table-cell table:style-name="ce5" office:value-type="date" office:date-value="2025-11-16T00:03:26" calcext:value-type="date">
            <text:p>2025-11-16 00:03:26</text:p>
          </table:table-cell>
          <table:table-cell table:number-columns-repeated="1637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THER ARTIST COVERS</text:p>
          </table:table-cell>
          <table:table-cell table:style-name="ce6" table:number-columns-repeated="2"/>
          <table:table-cell table:style-name="ce2"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64f0671f-38a2-4224-b6e6-5beff5ff3125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The Astronettes: Spirit in the Night</text:p>
          </table:table-cell>
          <table:table-cell table:style-name="ce5" office:value-type="date" office:date-value="2011-02-01T14:02:00" calcext:value-type="date">
            <text:p>2011-02-01 14:02:00</text:p>
          </table:table-cell>
          <table:table-cell table:style-name="ce5" office:value-type="date" office:date-value="2025-11-16T00:13:25" calcext:value-type="date">
            <text:p>2025-11-16 00:13:25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92a0f20-5a0a-46f9-bb65-5a3b3bb9ca4b</text:p>
          </table:table-cell>
          <table:table-cell office:value-type="float" office:value="25516" calcext:value-type="float">
            <text:p>25516</text:p>
          </table:table-cell>
          <table:table-cell office:value-type="string" calcext:value-type="string">
            <text:p>The Manfred Mann Covers</text:p>
          </table:table-cell>
          <table:table-cell table:style-name="ce5" office:value-type="date" office:date-value="2011-02-01T14:03:00" calcext:value-type="date">
            <text:p>2011-02-01 14:03:00</text:p>
          </table:table-cell>
          <table:table-cell table:style-name="ce5" office:value-type="date" office:date-value="2025-11-16T00:14:51" calcext:value-type="date">
            <text:p>2025-11-16 00:14:51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e2f415-73b5-425d-9957-4cfcd3291be9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The David Bowie Covers</text:p>
          </table:table-cell>
          <table:table-cell table:style-name="ce5" office:value-type="date" office:date-value="2011-02-01T14:01:38" calcext:value-type="date">
            <text:p>2011-02-01 14:01:38</text:p>
          </table:table-cell>
          <table:table-cell table:style-name="ce5" office:value-type="date" office:date-value="2025-11-16T00:12:54" calcext:value-type="date">
            <text:p>2025-11-16 00:12:54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ild-innocent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4"/>
        <table:table-column table:style-name="co15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7"/>
        </table:table-row>
        <table:table-row table:style-name="ro1">
          <table:table-cell/>
          <table:table-cell office:value-type="string" calcext:value-type="string">
            <text:p>3ef9182b-b041-457c-8a05-cb31b479c4bf</text:p>
          </table:table-cell>
          <table:table-cell office:value-type="float" office:value="18561" calcext:value-type="float">
            <text:p>18561</text:p>
          </table:table-cell>
          <table:table-cell office:value-type="string" calcext:value-type="string">
            <text:p>Roll of the Dice: The E Street Shuffle</text:p>
          </table:table-cell>
          <table:table-cell office:value-type="date" office:date-value="2020-06-06T12:00:00" calcext:value-type="date">
            <text:p>2020-06-06 12:00:00</text:p>
          </table:table-cell>
          <table:table-cell office:value-type="date" office:date-value="2024-01-02T20:36:34" calcext:value-type="date">
            <text:p>2024-01-02 20:36: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97d85da-0eb4-4fca-9636-072791e46e67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Roll of the Dice: 4th of July, Asbury Park (Sandy)</text:p>
          </table:table-cell>
          <table:table-cell office:value-type="date" office:date-value="2019-04-26T12:00:00" calcext:value-type="date">
            <text:p>2019-04-26 12:00:00</text:p>
          </table:table-cell>
          <table:table-cell office:value-type="date" office:date-value="2024-07-05T17:46:07" calcext:value-type="date">
            <text:p>2024-07-05 17:46: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d49ab67-d467-4e7b-943c-a8b0a66d3473</text:p>
          </table:table-cell>
          <table:table-cell office:value-type="float" office:value="31937" calcext:value-type="float">
            <text:p>31937</text:p>
          </table:table-cell>
          <table:table-cell office:value-type="string" calcext:value-type="string">
            <text:p>Roll of the Dice: Kitty's Back</text:p>
          </table:table-cell>
          <table:table-cell office:value-type="date" office:date-value="2022-01-22T13:00:00" calcext:value-type="date">
            <text:p>2022-01-22 13:00:00</text:p>
          </table:table-cell>
          <table:table-cell office:value-type="date" office:date-value="2024-01-03T14:25:07" calcext:value-type="date">
            <text:p>2024-01-03 14:25: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f3e7a54-1c68-41a7-b7b2-c7484833d13d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Roll of the Dice: Wild Billy's Circus Story</text:p>
          </table:table-cell>
          <table:table-cell office:value-type="date" office:date-value="2019-03-14T12:00:00" calcext:value-type="date">
            <text:p>2019-03-14 12:00:00</text:p>
          </table:table-cell>
          <table:table-cell office:value-type="date" office:date-value="2024-01-02T02:10:20" calcext:value-type="date">
            <text:p>2024-01-02 02:10:2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9f1d72b-f351-4628-b828-f76945d4cfb2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Roll of the Dice: Incident on 57th Street</text:p>
          </table:table-cell>
          <table:table-cell office:value-type="date" office:date-value="2018-12-14T13:00:36" calcext:value-type="date">
            <text:p>2018-12-14 13:00:36</text:p>
          </table:table-cell>
          <table:table-cell office:value-type="date" office:date-value="2023-07-16T11:52:36" calcext:value-type="date">
            <text:p>2023-07-16 11:52:36</text:p>
          </table:table-cell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outtakes</text:p>
          </table:table-cell>
          <table:table-cell table:style-name="ce3" table:number-columns-repeated="16380"/>
        </table:table-row>
        <table:table-row table:style-name="ro1">
          <table:table-cell/>
          <table:table-cell office:value-type="string" calcext:value-type="string">
            <text:p>014a1e56-340a-4a46-8b54-46fd3c95a9aa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Roll of the Dice: Ballad of a Self-Loading Pistol</text:p>
          </table:table-cell>
          <table:table-cell office:value-type="date" office:date-value="2019-05-09T12:00:00" calcext:value-type="date">
            <text:p>2019-05-09 12:00:00</text:p>
          </table:table-cell>
          <table:table-cell office:value-type="date" office:date-value="2024-01-02T02:25:04" calcext:value-type="date">
            <text:p>2024-01-02 02:25:0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1592a04-1e4f-4259-9da4-c442c92e943d</text:p>
          </table:table-cell>
          <table:table-cell office:value-type="float" office:value="26869" calcext:value-type="float">
            <text:p>26869</text:p>
          </table:table-cell>
          <table:table-cell office:value-type="string" calcext:value-type="string">
            <text:p>Roll of the Dice: Bishop Danced</text:p>
          </table:table-cell>
          <table:table-cell office:value-type="date" office:date-value="2021-05-18T12:00:00" calcext:value-type="date">
            <text:p>2021-05-18 12:00:00</text:p>
          </table:table-cell>
          <table:table-cell office:value-type="date" office:date-value="2021-05-18T12:39:49" calcext:value-type="date">
            <text:p>2021-05-18 12:39:4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c0a36b-82af-46b9-8f74-60c7f5867e26</text:p>
          </table:table-cell>
          <table:table-cell office:value-type="float" office:value="21256" calcext:value-type="float">
            <text:p>21256</text:p>
          </table:table-cell>
          <table:table-cell office:value-type="string" calcext:value-type="string">
            <text:p>Roll of the Dice: Evacuation of the West</text:p>
          </table:table-cell>
          <table:table-cell office:value-type="date" office:date-value="2020-09-16T12:00:00" calcext:value-type="date">
            <text:p>2020-09-16 12:00:00</text:p>
          </table:table-cell>
          <table:table-cell office:value-type="date" office:date-value="2024-01-02T21:36:22" calcext:value-type="date">
            <text:p>2024-01-02 21:36:2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f0b6bbe-1b21-40c8-b907-794ec327e90c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oll of the Dice: Santa Ana</text:p>
          </table:table-cell>
          <table:table-cell office:value-type="date" office:date-value="2018-03-06T13:00:10" calcext:value-type="date">
            <text:p>2018-03-06 13:00:10</text:p>
          </table:table-cell>
          <table:table-cell office:value-type="date" office:date-value="2022-12-28T06:09:01" calcext:value-type="date">
            <text:p>2022-12-28 06:09:01</text:p>
          </table:table-cell>
          <table:table-cell office:value-type="string" calcext:value-type="string">
            <text:p>Track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303fb3ea-ed72-4db7-a621-9f65e6ab80dc</text:p>
          </table:table-cell>
          <table:table-cell office:value-type="float" office:value="38856" calcext:value-type="float">
            <text:p>38856</text:p>
          </table:table-cell>
          <table:table-cell office:value-type="string" calcext:value-type="string">
            <text:p>Roll of the Dice: Seaside Bar Song</text:p>
          </table:table-cell>
          <table:table-cell office:value-type="date" office:date-value="2022-10-24T12:00:00" calcext:value-type="date">
            <text:p>2022-10-24 12:00:00</text:p>
          </table:table-cell>
          <table:table-cell office:value-type="date" office:date-value="2024-01-04T00:16:25" calcext:value-type="date">
            <text:p>2024-01-04 00:16:25</text:p>
          </table:table-cell>
          <table:table-cell office:value-type="string" calcext:value-type="string">
            <text:p>Track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ca761b2-68db-4c1d-ab1f-e4a665836bc7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Roll of the Dice: Song for Orphans</text:p>
          </table:table-cell>
          <table:table-cell office:value-type="date" office:date-value="2019-04-10T12:00:00" calcext:value-type="date">
            <text:p>2019-04-10 12:00:00</text:p>
          </table:table-cell>
          <table:table-cell office:value-type="date" office:date-value="2024-01-02T02:15:10" calcext:value-type="date">
            <text:p>2024-01-02 02:15:10</text:p>
          </table:table-cell>
          <table:table-cell office:value-type="string" calcext:value-type="string">
            <text:p>LTY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30c5d45f-86f4-4502-bc72-30faee18fe99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Roll of the Dice: The Fever</text:p>
          </table:table-cell>
          <table:table-cell office:value-type="date" office:date-value="2020-10-04T12:00:00" calcext:value-type="date">
            <text:p>2020-10-04 12:00:00</text:p>
          </table:table-cell>
          <table:table-cell office:value-type="date" office:date-value="2020-10-10T18:12:43" calcext:value-type="date">
            <text:p>2020-10-10 18:12:43</text:p>
          </table:table-cell>
          <table:table-cell office:value-type="string" calcext:value-type="string">
            <text:p>Track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186c0f32-75a3-486e-bffa-51ceea40d536</text:p>
          </table:table-cell>
          <table:table-cell office:value-type="float" office:value="27713" calcext:value-type="float">
            <text:p>27713</text:p>
          </table:table-cell>
          <table:table-cell office:value-type="string" calcext:value-type="string">
            <text:p>Roll of the Dice: Thundercrack</text:p>
          </table:table-cell>
          <table:table-cell office:value-type="date" office:date-value="2021-09-24T12:00:00" calcext:value-type="date">
            <text:p>2021-09-24 12:00:00</text:p>
          </table:table-cell>
          <table:table-cell office:value-type="date" office:date-value="2023-01-03T14:26:05" calcext:value-type="date">
            <text:p>2023-01-03 14:26:05</text:p>
          </table:table-cell>
          <table:table-cell office:value-type="string" calcext:value-type="string">
            <text:p>Track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9ea39563-790f-4e99-8897-f84a647338ca</text:p>
          </table:table-cell>
          <table:table-cell office:value-type="float" office:value="11793" calcext:value-type="float">
            <text:p>11793</text:p>
          </table:table-cell>
          <table:table-cell office:value-type="string" calcext:value-type="string">
            <text:p>Roll of the Dice: Vibes Man</text:p>
          </table:table-cell>
          <table:table-cell office:value-type="date" office:date-value="2019-08-07T12:00:00" calcext:value-type="date">
            <text:p>2019-08-07 12:00:00</text:p>
          </table:table-cell>
          <table:table-cell office:value-type="date" office:date-value="2019-08-07T12:33:45" calcext:value-type="date">
            <text:p>2019-08-07 12:33:4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9f27124-0595-49b8-b799-dbc52f4bc5ea</text:p>
          </table:table-cell>
          <table:table-cell office:value-type="float" office:value="27149" calcext:value-type="float">
            <text:p>27149</text:p>
          </table:table-cell>
          <table:table-cell office:value-type="string" calcext:value-type="string">
            <text:p>Roll of the Dice: Winter Song</text:p>
          </table:table-cell>
          <table:table-cell office:value-type="date" office:date-value="2021-06-03T12:00:00" calcext:value-type="date">
            <text:p>2021-06-03 12:00:00</text:p>
          </table:table-cell>
          <table:table-cell office:value-type="date" office:date-value="2021-06-03T03:25:06" calcext:value-type="date">
            <text:p>2021-06-03 03:25:06</text:p>
          </table:table-cell>
          <table:table-cell table:number-columns-repeated="16378"/>
        </table:table-row>
      </table:table>
      <table:table table:name="born-to-run" table:style-name="ta1">
        <table:table-column table:style-name="co7" table:number-columns-repeated="3" table:default-cell-style-name="Default"/>
        <table:table-column table:style-name="co16" table:default-cell-style-name="Default"/>
        <table:table-column table:style-name="co7" table:number-columns-repeated="2" table:default-cell-style-name="ce4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7"/>
        </table:table-row>
        <table:table-row table:style-name="ro1">
          <table:table-cell/>
          <table:table-cell office:value-type="string" calcext:value-type="string">
            <text:p>3eec4427-57fe-4957-9b0f-6485e237a371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Roll of the Dice: Tenth Avenue Freeze-Out</text:p>
          </table:table-cell>
          <table:table-cell office:value-type="date" office:date-value="2018-11-19T12:30:17" calcext:value-type="date">
            <text:p>2018-11-19 12:30:17</text:p>
          </table:table-cell>
          <table:table-cell office:value-type="date" office:date-value="2024-01-02T00:10:40" calcext:value-type="date">
            <text:p>2024-01-02 00:10:4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75b84b02-eb50-41b1-9c1c-3f27e00dc7e7</text:p>
          </table:table-cell>
          <table:table-cell office:value-type="float" office:value="13793" calcext:value-type="float">
            <text:p>13793</text:p>
          </table:table-cell>
          <table:table-cell office:value-type="string" calcext:value-type="string">
            <text:p>Roll of the Dice: Night</text:p>
          </table:table-cell>
          <table:table-cell office:value-type="date" office:date-value="2019-10-31T12:00:00" calcext:value-type="date">
            <text:p>2019-10-31 12:00:00</text:p>
          </table:table-cell>
          <table:table-cell office:value-type="date" office:date-value="2024-01-02T17:29:29" calcext:value-type="date">
            <text:p>2024-01-02 17:29:2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5dce018-04b3-4deb-8ea3-bf85b22a7d3b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Roll of the Dice: Backstreets</text:p>
          </table:table-cell>
          <table:table-cell office:value-type="date" office:date-value="2022-05-14T12:00:00" calcext:value-type="date">
            <text:p>2022-05-14 12:00:00</text:p>
          </table:table-cell>
          <table:table-cell office:value-type="date" office:date-value="2024-01-03T23:35:07" calcext:value-type="date">
            <text:p>2024-01-03 23:35: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bab1697-6d7f-4eca-b097-bd7bcabd3a4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Roll of the Dice: She's the One</text:p>
          </table:table-cell>
          <table:table-cell office:value-type="date" office:date-value="2021-04-04T12:06:00" calcext:value-type="date">
            <text:p>2021-04-04 12:06:00</text:p>
          </table:table-cell>
          <table:table-cell office:value-type="date" office:date-value="2024-01-03T00:21:22" calcext:value-type="date">
            <text:p>2024-01-03 00:21:2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e64bec0-1bb8-4f77-a57f-88a57e9c2610</text:p>
          </table:table-cell>
          <table:table-cell office:value-type="float" office:value="11449" calcext:value-type="float">
            <text:p>11449</text:p>
          </table:table-cell>
          <table:table-cell office:value-type="string" calcext:value-type="string">
            <text:p>Roll of the Dice: Meeting Across the River</text:p>
          </table:table-cell>
          <table:table-cell office:value-type="date" office:date-value="2019-08-04T12:00:00" calcext:value-type="date">
            <text:p>2019-08-04 12:00:00</text:p>
          </table:table-cell>
          <table:table-cell office:value-type="date" office:date-value="2021-12-19T00:31:41" calcext:value-type="date">
            <text:p>2021-12-19 00:31:41</text:p>
          </table:table-cell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outtakes</text:p>
          </table:table-cell>
          <table:table-cell table:style-name="ce3" table:number-columns-repeated="16380"/>
        </table:table-row>
        <table:table-row table:style-name="ro1">
          <table:table-cell/>
          <table:table-cell office:value-type="string" calcext:value-type="string">
            <text:p>2e9a36c0-4de5-4d33-ac5d-7db64702f183</text:p>
          </table:table-cell>
          <table:table-cell office:value-type="float" office:value="26080" calcext:value-type="float">
            <text:p>26080</text:p>
          </table:table-cell>
          <table:table-cell office:value-type="string" calcext:value-type="string">
            <text:p>Roll of the Dice: Linda Let Me Be the One</text:p>
          </table:table-cell>
          <table:table-cell office:value-type="date" office:date-value="2021-03-27T12:00:00" calcext:value-type="date">
            <text:p>2021-03-27 12:00:00</text:p>
          </table:table-cell>
          <table:table-cell office:value-type="date" office:date-value="2024-01-03T00:17:22" calcext:value-type="date">
            <text:p>2024-01-03 00:17:2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0640819-52bd-400c-8c2a-1cb8bfb15d2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Roll of the Dice: Lonely Night in the Park</text:p>
          </table:table-cell>
          <table:table-cell office:value-type="date" office:date-value="2018-06-09T12:00:29" calcext:value-type="date">
            <text:p>2018-06-09 12:00:29</text:p>
          </table:table-cell>
          <table:table-cell office:value-type="date" office:date-value="2025-08-23T21:02:56" calcext:value-type="date">
            <text:p>2025-08-23 21:02:5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4ab0a15-bd78-4569-9eed-ae7947f731a1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Roll of the Dice: Janey Needs a Shooter</text:p>
          </table:table-cell>
          <table:table-cell office:value-type="date" office:date-value="2020-07-27T12:02:00" calcext:value-type="date">
            <text:p>2020-07-27 12:02:00</text:p>
          </table:table-cell>
          <table:table-cell office:value-type="date" office:date-value="2024-07-06T13:01:41" calcext:value-type="date">
            <text:p>2024-07-06 13:01:41</text:p>
          </table:table-cell>
          <table:table-cell office:value-type="string" calcext:value-type="string">
            <text:p>LTY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a7cbae4-e913-48fd-babd-6468ed50a33b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oll of the Dice: Walking in the Street</text:p>
          </table:table-cell>
          <table:table-cell office:value-type="date" office:date-value="2018-01-21T13:30:27" calcext:value-type="date">
            <text:p>2018-01-21 13:30:27</text:p>
          </table:table-cell>
          <table:table-cell office:value-type="date" office:date-value="2020-11-25T05:55:34" calcext:value-type="date">
            <text:p>2020-11-25 05:55:34</text:p>
          </table:table-cell>
          <table:table-cell table:number-columns-repeated="16378"/>
        </table:table-row>
      </table:table>
      <table:table table:name="master song list" table:style-name="ta1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ong title</text:p>
          </table:table-cell>
          <table:table-cell office:value-type="string" calcext:value-type="string">
            <text:p>album</text:p>
          </table:table-cell>
          <table:table-cell/>
        </table:table-row>
        <table:table-row table:style-name="ro1">
          <table:table-cell office:value-type="string" calcext:value-type="string">
            <text:p>Action in the Streets</text:p>
          </table:table-cell>
          <table:table-cell office:value-type="string" calcext:value-type="string">
            <text:p>Darkness?</text:p>
          </table:table-cell>
          <table:table-cell/>
        </table:table-row>
        <table:table-row table:style-name="ro1">
          <table:table-cell office:value-type="string" calcext:value-type="string">
            <text:p>All I Need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Angel’s B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yne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Answering Mac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ian Nights</text:p>
          </table:table-cell>
          <table:table-cell office:value-type="string" calcext:value-type="string">
            <text:p>Greetings</text:p>
          </table:table-cell>
          <table:table-cell/>
        </table:table-row>
        <table:table-row table:style-name="ro1">
          <table:table-cell office:value-type="string" calcext:value-type="string">
            <text:p>Baby Come Back</text:p>
          </table:table-cell>
          <table:table-cell office:value-type="string" calcext:value-type="string">
            <text:p>The River (Demos)</text:p>
          </table:table-cell>
          <table:table-cell/>
        </table:table-row>
        <table:table-row table:style-name="ro1">
          <table:table-cell office:value-type="string" calcext:value-type="string">
            <text:p>Baby Doll</text:p>
          </table:table-cell>
          <table:table-cell office:value-type="string" calcext:value-type="string">
            <text:p>Greetings</text:p>
          </table:table-cell>
          <table:table-cell/>
        </table:table-row>
        <table:table-row table:style-name="ro1">
          <table:table-cell office:value-type="string" calcext:value-type="string">
            <text:p>Baby I’m So Cold</text:p>
          </table:table-cell>
          <table:table-cell office:value-type="string" calcext:value-type="string">
            <text:p>Demo Sessions, 1982</text:p>
          </table:table-cell>
          <table:table-cell office:value-type="string" calcext:value-type="string">
            <text:p>April 82 Rehearsal</text:p>
          </table:table-cell>
        </table:table-row>
        <table:table-row table:style-name="ro1">
          <table:table-cell office:value-type="string" calcext:value-type="string">
            <text:p>Baby, Don’t Go</text:p>
          </table:table-cell>
          <table:table-cell office:value-type="string" calcext:value-type="string">
            <text:p>Demo Sessions, 1979</text:p>
          </table:table-cell>
          <table:table-cell/>
        </table:table-row>
        <table:table-row table:style-name="ro1">
          <table:table-cell office:value-type="string" calcext:value-type="string">
            <text:p>Ballad of a Self-Loading Pistol</text:p>
          </table:table-cell>
          <table:table-cell office:value-type="string" calcext:value-type="string">
            <text:p>Greetings</text:p>
          </table:table-cell>
          <table:table-cell/>
        </table:table-row>
        <table:table-row table:style-name="ro1">
          <table:table-cell office:value-type="string" calcext:value-type="string">
            <text:p>Bells of San Salvador</text:p>
          </table:table-cell>
          <table:table-cell office:value-type="string" calcext:value-type="string">
            <text:p>Demo Sessions, 1981-82</text:p>
          </table:table-cell>
          <table:table-cell office:value-type="string" calcext:value-type="string">
            <text:p>April 82 Rehearsal</text:p>
          </table:table-cell>
        </table:table-row>
        <table:table-row table:style-name="ro1">
          <table:table-cell office:value-type="string" calcext:value-type="string">
            <text:p>Betty Jean</text:p>
          </table:table-cell>
          <table:table-cell office:value-type="string" calcext:value-type="string">
            <text:p>1983 Demos</text:p>
          </table:table-cell>
          <table:table-cell office:value-type="string" calcext:value-type="string">
            <text:p>Garage 83</text:p>
          </table:table-cell>
        </table:table-row>
        <table:table-row table:style-name="ro1">
          <table:table-cell office:value-type="string" calcext:value-type="string">
            <text:p>Blue Moon Turns to Gold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nown from “Songs” book</text:p>
          </table:table-cell>
        </table:table-row>
        <table:table-row table:style-name="ro1">
          <table:table-cell office:value-type="string" calcext:value-type="string">
            <text:p>BoDo Rocker (I’m Goin’ Bac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r Gu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My Heart (Tonigh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la H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vrolet Del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b Soul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boys of the 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zy R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ger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’t Back Down (#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on Down and Cover 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cuation of the W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Day and Every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 Wants My Ba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’s Looking for Some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one Loves 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de to 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It Where You 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gitive’s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y 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She Comes Walkin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On (To What You Go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wood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st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on’t 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on’t Wanna 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Need 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Wanna Start a New 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m Going 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m Gonna Rock (The Pee Pee So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m Gonna Treat You Right (Wild Kiss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m Turning Into El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m Your Detail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t’s De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Kan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ichi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the Little Things That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Lincoln De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 Musi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nie Needs a Shoo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Another Lonely M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y and the Do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Girl (Like You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ely Night in the 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Way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in’ 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 and Ki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 Is a Dangerous 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 Is a G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 Will Get You 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’s Gonna Be To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’s on the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Heart Is an Open 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Closing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Angely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n the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n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grim in the Temple of 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cher’s Daugh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al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lph Str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field Whis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ing Ho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d by the G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’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x 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 to the B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l It and They Will 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T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F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ton B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 Qu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 on Signal H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al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ast 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n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Klans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ime In Betw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Will Never Be Any Other for Me But 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Little G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Love is Hard to Come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Hearts in True Waltz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the G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atisfied He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bes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ing on the End of the 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ing in the Str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ing on the Ave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ing Through Mid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Nu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els Make the World Go 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 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kees 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Gotta Be 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Gotta Fight (For What You Wa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Love Is All Around M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early years'.A45:'early years'.XFD76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greetings.A1:greetings.XFD1048576">
          <table:sort>
            <table:sort-by table:field-number="0" table:data-type="automatic"/>
          </table:sort>
        </table:database-range>
        <table:database-range table:name="__Anonymous_Sheet_DB__2" table:target-range-address="'wild-innocent'.B8:'wild-innocent'.G23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'master song list'.A1:'master song list'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8T11:36:59.050000000</meta:creation-date>
    <dc:date>2026-01-08T12:35:07.797000000</dc:date>
    <meta:editing-duration>PT46M37S</meta:editing-duration>
    <meta:editing-cycles>13</meta:editing-cycles>
    <meta:generator>LibreOffice/24.2.3.2$Windows_X86_64 LibreOffice_project/433d9c2ded56988e8a90e6b2e771ee4e6a5ab2ba</meta:generator>
    <meta:document-statistic meta:table-count="5" meta:cell-count="869" meta:object-count="0"/>
  </office:meta>
</office:document-meta>
</file>